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.595cm" fo:margin-left="0cm" fo:margin-right="-0.005cm" table:align="margins"/>
    </style:style>
    <style:style style:name="Table2.A" style:family="table-column">
      <style:table-column-properties style:column-width="3.043cm" style:rel-column-width="11333*"/>
    </style:style>
    <style:style style:name="Table2.B" style:family="table-column">
      <style:table-column-properties style:column-width="7.276cm" style:rel-column-width="27100*"/>
    </style:style>
    <style:style style:name="Table2.C" style:family="table-column">
      <style:table-column-properties style:column-width="7.276cm" style:rel-column-width="27102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2.829cm" style:rel-column-width="10538*"/>
    </style:style>
    <style:style style:name="Table1.B" style:family="table-column">
      <style:table-column-properties style:column-width="2.117cm" style:rel-column-width="7883*"/>
    </style:style>
    <style:style style:name="Table1.C" style:family="table-column">
      <style:table-column-properties style:column-width="6.615cm" style:rel-column-width="24637*"/>
    </style:style>
    <style:style style:name="Table1.D" style:family="table-column">
      <style:table-column-properties style:column-width="6.034cm" style:rel-column-width="2247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99" style:font-name="Arial" fo:font-size="22pt" style:font-size-asian="22pt" style:font-size-complex="22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 3004 – Team Log – Mar 10<text:span text:style-name="T1">th</text:span> To Mar 16<text:span text:style-name="T1">th</text:span></text:p>
      <text:p text:style-name="P1"/>
      <text:p text:style-name="P2"><text:span text:style-name="T2">Table 1:</text:span> Team Meeting Date And People Attended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Meeting Date</text:p>
          </table:table-cell>
          <table:table-cell table:style-name="Table2.A1" office:value-type="string">
            <text:p text:style-name="P5">Members Attended</text:p>
          </table:table-cell>
          <table:table-cell table:style-name="Table2.C1" office:value-type="string">
            <text:p text:style-name="P5">Discussed</text:p>
          </table:table-cell>
        </table:table-row>
        <table:table-row>
          <table:table-cell table:style-name="Table2.A2" office:value-type="string">
            <text:p text:style-name="P5">Mar 12th</text:p>
          </table:table-cell>
          <table:table-cell table:style-name="Table2.A2" office:value-type="string">
            <text:p text:style-name="P5">Mitch and Anthony attended</text:p>
          </table:table-cell>
          <table:table-cell table:style-name="Table2.C2" office:value-type="string">
            <text:p text:style-name="P4"/>
          </table:table-cell>
        </table:table-row>
      </table:table>
      <text:p text:style-name="P2"/>
      <text:p text:style-name="P2"/>
      <text:p text:style-name="P2"><text:span text:style-name="T2">Table 2: </text:span>Team Member Work Tab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Team Member</text:p>
          </table:table-cell>
          <table:table-cell table:style-name="Table1.A1" office:value-type="string">
            <text:p text:style-name="P5">Hours Committed</text:p>
          </table:table-cell>
          <table:table-cell table:style-name="Table1.A1" office:value-type="string">
            <text:p text:style-name="P5">Achievements</text:p>
          </table:table-cell>
          <table:table-cell table:style-name="Table1.D1" office:value-type="string">
            <text:p text:style-name="P5">Planned</text:p>
          </table:table-cell>
        </table:table-row>
        <table:table-row>
          <table:table-cell table:style-name="Table1.A2" office:value-type="string">
            <text:p text:style-name="P5">Anthony Tasca</text:p>
          </table:table-cell>
          <table:table-cell table:style-name="Table1.B2" office:value-type="float" office:value="12">
            <text:p text:style-name="P5">12</text:p>
          </table:table-cell>
          <table:table-cell table:style-name="Table1.A2" office:value-type="string">
            <text:p text:style-name="P4">- Made all dice rolls controllable when cheat mode is active</text:p>
            <text:p text:style-name="P4"/>
            <text:p text:style-name="P4">- Placed all dwellings on the board and made them place able with cheat mode active(still has bugs)</text:p>
            <text:p text:style-name="P4"/>
            <text:p text:style-name="P4">- Collaborated with Mitch and got the board and the buttons on the board to be zoom able with mouse wheel</text:p>
            <text:p text:style-name="P4"/>
            <text:p text:style-name="P4">- Added a giant and ghost monster model and placed the ghost on the board</text:p>
            <text:p text:style-name="P4"/>
            <text:p text:style-name="P4">- Added defensive labels and buttons to the combat view; Set up the buttons for maneuverings so that they properly update the combat controller</text:p>
            <text:p text:style-name="P4"/>
            <text:p text:style-name="P4">- Fixed up the order of combat in the user interface</text:p>
          </table:table-cell>
          <table:table-cell table:style-name="Table1.D2" office:value-type="string">
            <text:p text:style-name="P4">- Finish Cheat Mode</text:p>
            <text:p text:style-name="P4"/>
            <text:p text:style-name="P4">- Support characters being able to start on different dwellings</text:p>
            <text:p text:style-name="P4"/>
            <text:p text:style-name="P4">- Support notoriety and fame treasures</text:p>
            <text:p text:style-name="P4"/>
            <text:p text:style-name="P4">- Start on Lost Castle/City, Cloak of mist and magic spectacles</text:p>
          </table:table-cell>
        </table:table-row>
        <table:table-row>
          <table:table-cell table:style-name="Table1.A2" office:value-type="string">
            <text:p text:style-name="P5">Albert Cho</text:p>
          </table:table-cell>
          <table:table-cell table:style-name="Table1.B2" office:value-type="float" office:value="10">
            <text:p text:style-name="P5">10</text:p>
          </table:table-cell>
          <table:table-cell table:style-name="Table1.A2" office:value-type="string">
            <text:p text:style-name="P4">- Action Chits for all the different classes available are added and can be added to the specific class when asked for</text:p>
            <text:p text:style-name="P4"/>
            <text:p text:style-name="P4">- Player base refactoring with the entity to form a better idea of what the natives and monsters will be able to do</text:p>
            <text:p text:style-name="P4"/>
            <text:p text:style-name="P4">- Entity holder that will store were all the monsters are and the environment chits for the lost city and castle are there</text:p>
            <text:p text:style-name="P4"><text:soft-page-break/></text:p>
            <text:p text:style-name="P4">- Environment chits for the different tiles where monsters can show up and the different dwellings is added and a list of the starting chits can be asked for</text:p>
          </table:table-cell>
          <table:table-cell table:style-name="Table1.D2" office:value-type="string">
            <text:p text:style-name="P4">- Add all the different types of treasures to the entity holder so that there is a container for looting the different items</text:p>
            <text:p text:style-name="P4"/>
            <text:p text:style-name="P4">- Add a list of items to be added to the clearing when a player dies</text:p>
          </table:table-cell>
        </table:table-row>
        <table:table-row>
          <table:table-cell table:style-name="Table1.A2" office:value-type="string">
            <text:p text:style-name="P5">Mitchell Hird</text:p>
          </table:table-cell>
          <table:table-cell table:style-name="Table1.B2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05T00:30:59.23</meta:creation-date>
    <dc:date>2015-03-16T22:05:58.83</dc:date>
    <meta:editing-duration>PT39M57S</meta:editing-duration>
    <meta:editing-cycles>21</meta:editing-cycles>
    <meta:generator>OpenOffice/4.1.1$Win32 OpenOffice.org_project/411m6$Build-9775</meta:generator>
    <meta:document-statistic meta:table-count="2" meta:image-count="0" meta:object-count="0" meta:page-count="2" meta:paragraph-count="33" meta:word-count="317" meta:character-count="1695"/>
  </office:meta>
</office:document-meta>
</file>